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66cc00" draw:opacity="50%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66cc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-color="#3333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0000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standard">
      <style:graphic-properties draw:fill-color="#0099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3333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-color="#66cc00" draw:opacity="50%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solid" draw:fill-color="#ff3333" draw:opacity="50%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7" style:family="graphic" style:parent-style-name="standard">
      <style:graphic-properties draw:stroke="none" draw:opacity="50%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opacity="0%" draw:opacity="50%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6.6cm" svg:height="14.4cm" svg:x="4.4cm" svg:y="4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cm" svg:y1="4.8cm" svg:x2="6.6cm" svg:y2="19.2cm">
          <text:p/>
        </draw:line>
        <draw:line draw:style-name="gr2" draw:text-style-name="P1" draw:layer="layout" svg:x1="8.9cm" svg:y1="4.8cm" svg:x2="8.9cm" svg:y2="19.2cm">
          <text:p/>
        </draw:line>
        <draw:line draw:style-name="gr2" draw:text-style-name="P1" draw:layer="layout" svg:x1="11.3cm" svg:y1="4.8cm" svg:x2="11.3cm" svg:y2="19.2cm">
          <text:p/>
        </draw:line>
        <draw:line draw:style-name="gr2" draw:text-style-name="P1" draw:layer="layout" svg:x1="13.7cm" svg:y1="4.8cm" svg:x2="13.7cm" svg:y2="19.2cm">
          <text:p/>
        </draw:line>
        <draw:line draw:style-name="gr2" draw:text-style-name="P1" draw:layer="layout" svg:x1="16.2cm" svg:y1="4.8cm" svg:x2="16.2cm" svg:y2="19.2cm">
          <text:p/>
        </draw:line>
        <draw:line draw:style-name="gr2" draw:text-style-name="P1" draw:layer="layout" svg:x1="18.8cm" svg:y1="4.8cm" svg:x2="18.8cm" svg:y2="19.2cm">
          <text:p/>
        </draw:line>
        <draw:line draw:style-name="gr2" draw:text-style-name="P1" draw:layer="layout" svg:x1="4.4cm" svg:y1="17.2cm" svg:x2="21cm" svg:y2="17.2cm">
          <text:p/>
        </draw:line>
        <draw:line draw:style-name="gr2" draw:text-style-name="P1" draw:layer="layout" svg:x1="4.4cm" svg:y1="15.1cm" svg:x2="21cm" svg:y2="15.1cm">
          <text:p/>
        </draw:line>
        <draw:line draw:style-name="gr2" draw:text-style-name="P1" draw:layer="layout" svg:x1="4.4cm" svg:y1="13cm" svg:x2="21cm" svg:y2="13cm">
          <text:p/>
        </draw:line>
        <draw:line draw:style-name="gr2" draw:text-style-name="P1" draw:layer="layout" svg:x1="4.4cm" svg:y1="10.8cm" svg:x2="21cm" svg:y2="10.8cm">
          <text:p/>
        </draw:line>
        <draw:line draw:style-name="gr2" draw:text-style-name="P1" draw:layer="layout" svg:x1="4.4cm" svg:y1="8.8cm" svg:x2="21cm" svg:y2="8.8cm">
          <text:p/>
        </draw:line>
        <draw:line draw:style-name="gr2" draw:text-style-name="P1" draw:layer="layout" svg:x1="4.4cm" svg:y1="6.7cm" svg:x2="21cm" svg:y2="6.7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16.6cm" svg:height="14.4cm" svg:x="5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3.4cm" svg:x2="7.2cm" svg:y2="17.8cm">
          <text:p/>
        </draw:line>
        <draw:line draw:style-name="gr2" draw:text-style-name="P1" draw:layer="layout" svg:x1="9.5cm" svg:y1="3.4cm" svg:x2="9.5cm" svg:y2="17.8cm">
          <text:p/>
        </draw:line>
        <draw:line draw:style-name="gr2" draw:text-style-name="P1" draw:layer="layout" svg:x1="11.9cm" svg:y1="3.4cm" svg:x2="11.9cm" svg:y2="17.8cm">
          <text:p/>
        </draw:line>
        <draw:line draw:style-name="gr2" draw:text-style-name="P1" draw:layer="layout" svg:x1="14.3cm" svg:y1="3.4cm" svg:x2="14.3cm" svg:y2="17.8cm">
          <text:p/>
        </draw:line>
        <draw:line draw:style-name="gr2" draw:text-style-name="P1" draw:layer="layout" svg:x1="16.8cm" svg:y1="3.4cm" svg:x2="16.8cm" svg:y2="17.8cm">
          <text:p/>
        </draw:line>
        <draw:line draw:style-name="gr2" draw:text-style-name="P1" draw:layer="layout" svg:x1="19.4cm" svg:y1="3.4cm" svg:x2="19.4cm" svg:y2="17.8cm">
          <text:p/>
        </draw:line>
        <draw:line draw:style-name="gr2" draw:text-style-name="P1" draw:layer="layout" svg:x1="5cm" svg:y1="15.8cm" svg:x2="21.6cm" svg:y2="15.8cm">
          <text:p/>
        </draw:line>
        <draw:line draw:style-name="gr2" draw:text-style-name="P1" draw:layer="layout" svg:x1="5cm" svg:y1="13.7cm" svg:x2="21.6cm" svg:y2="13.7cm">
          <text:p/>
        </draw:line>
        <draw:line draw:style-name="gr2" draw:text-style-name="P1" draw:layer="layout" svg:x1="5cm" svg:y1="11.6cm" svg:x2="21.6cm" svg:y2="11.6cm">
          <text:p/>
        </draw:line>
        <draw:line draw:style-name="gr2" draw:text-style-name="P1" draw:layer="layout" svg:x1="5cm" svg:y1="9.4cm" svg:x2="21.6cm" svg:y2="9.4cm">
          <text:p/>
        </draw:line>
        <draw:line draw:style-name="gr2" draw:text-style-name="P1" draw:layer="layout" svg:x1="5cm" svg:y1="7.4cm" svg:x2="21.6cm" svg:y2="7.4cm">
          <text:p/>
        </draw:line>
        <draw:line draw:style-name="gr2" draw:text-style-name="P1" draw:layer="layout" svg:x1="5cm" svg:y1="5.3cm" svg:x2="21.6cm" svg:y2="5.3cm">
          <text:p/>
        </draw:line>
        <draw:custom-shape draw:style-name="gr4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1" draw:layer="layout" svg:width="1.6cm" svg:height="1.6cm" svg:x="5.4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cm" svg:height="1.6cm" svg:x="5.4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6cm" svg:x="5.4cm" svg:y="10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12.095cm" svg:y="7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1.993cm" svg:y="8.5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1.993cm" svg:y="9.2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1.995cm" svg:y="10.1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2" draw:layer="layout" svg:width="3.6cm" svg:height="0.763cm" svg:x="7.2cm" svg:y="7.4cm">
          <draw:text-box>
            <text:p text:style-name="P2"><text:span text:style-name="T1">Ghost cell</text:span></text:p>
          </draw:text-box>
        </draw:frame>
        <draw:frame draw:style-name="gr14" draw:text-style-name="P2" draw:layer="layout" svg:width="3.6cm" svg:height="0.763cm" svg:x="7.2cm" svg:y="9.301cm">
          <draw:text-box>
            <text:p text:style-name="P2"><text:span text:style-name="T1">Actual domain</text:span></text:p>
          </draw:text-box>
        </draw:frame>
        <draw:frame draw:style-name="gr14" draw:text-style-name="P2" draw:layer="layout" svg:width="3.6cm" svg:height="1.275cm" svg:x="7.2cm" svg:y="11.102cm">
          <draw:text-box>
            <text:p text:style-name="P2"><text:span text:style-name="T1">Computational domain</text:span></text:p>
          </draw:text-box>
        </draw:frame>
        <draw:frame draw:style-name="gr14" draw:text-style-name="P2" draw:layer="layout" svg:width="3.6cm" svg:height="0.763cm" svg:x="12.8cm" svg:y="7.501cm">
          <draw:text-box>
            <text:p text:style-name="P2"><text:span text:style-name="T1">Pressure</text:span></text:p>
          </draw:text-box>
        </draw:frame>
        <draw:frame draw:style-name="gr14" draw:text-style-name="P2" draw:layer="layout" svg:width="3.6cm" svg:height="0.763cm" svg:x="12.8cm" svg:y="8.302cm">
          <draw:text-box>
            <text:p text:style-name="P2"><text:span text:style-name="T1">X-velocity</text:span></text:p>
          </draw:text-box>
        </draw:frame>
        <draw:frame draw:style-name="gr14" draw:text-style-name="P2" draw:layer="layout" svg:width="5.6cm" svg:height="0.763cm" svg:x="12.8cm" svg:y="9.103cm">
          <draw:text-box>
            <text:p text:style-name="P2"><text:span text:style-name="T1">Boundary X-velocity</text:span></text:p>
          </draw:text-box>
        </draw:frame>
        <draw:frame draw:style-name="gr14" draw:text-style-name="P2" draw:layer="layout" svg:width="3.6cm" svg:height="0.763cm" svg:x="12.8cm" svg:y="10.003cm">
          <draw:text-box>
            <text:p text:style-name="P2"><text:span text:style-name="T1">Y-velocity</text:span></text:p>
          </draw:text-box>
        </draw:frame>
        <draw:frame draw:style-name="gr14" draw:text-style-name="P2" draw:layer="layout" svg:width="4.6cm" svg:height="0.763cm" svg:x="12.8cm" svg:y="10.903cm">
          <draw:text-box>
            <text:p text:style-name="P2"><text:span text:style-name="T1">Boundary Y-velo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16.6cm" svg:height="14.4cm" svg:x="5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3.4cm" svg:x2="7.2cm" svg:y2="17.8cm">
          <text:p/>
        </draw:line>
        <draw:line draw:style-name="gr2" draw:text-style-name="P1" draw:layer="layout" svg:x1="9.5cm" svg:y1="3.4cm" svg:x2="9.5cm" svg:y2="17.8cm">
          <text:p/>
        </draw:line>
        <draw:line draw:style-name="gr2" draw:text-style-name="P1" draw:layer="layout" svg:x1="11.9cm" svg:y1="3.4cm" svg:x2="11.9cm" svg:y2="17.8cm">
          <text:p/>
        </draw:line>
        <draw:line draw:style-name="gr2" draw:text-style-name="P1" draw:layer="layout" svg:x1="14.3cm" svg:y1="3.4cm" svg:x2="14.3cm" svg:y2="17.8cm">
          <text:p/>
        </draw:line>
        <draw:line draw:style-name="gr2" draw:text-style-name="P1" draw:layer="layout" svg:x1="16.8cm" svg:y1="3.4cm" svg:x2="16.8cm" svg:y2="17.8cm">
          <text:p/>
        </draw:line>
        <draw:line draw:style-name="gr2" draw:text-style-name="P1" draw:layer="layout" svg:x1="19.4cm" svg:y1="3.4cm" svg:x2="19.4cm" svg:y2="17.8cm">
          <text:p/>
        </draw:line>
        <draw:line draw:style-name="gr2" draw:text-style-name="P1" draw:layer="layout" svg:x1="5cm" svg:y1="15.8cm" svg:x2="21.6cm" svg:y2="15.8cm">
          <text:p/>
        </draw:line>
        <draw:line draw:style-name="gr2" draw:text-style-name="P1" draw:layer="layout" svg:x1="5cm" svg:y1="13.7cm" svg:x2="21.6cm" svg:y2="13.7cm">
          <text:p/>
        </draw:line>
        <draw:line draw:style-name="gr2" draw:text-style-name="P1" draw:layer="layout" svg:x1="5cm" svg:y1="11.6cm" svg:x2="21.6cm" svg:y2="11.6cm">
          <text:p/>
        </draw:line>
        <draw:line draw:style-name="gr2" draw:text-style-name="P1" draw:layer="layout" svg:x1="5cm" svg:y1="9.4cm" svg:x2="21.6cm" svg:y2="9.4cm">
          <text:p/>
        </draw:line>
        <draw:line draw:style-name="gr2" draw:text-style-name="P1" draw:layer="layout" svg:x1="5cm" svg:y1="7.4cm" svg:x2="21.6cm" svg:y2="7.4cm">
          <text:p/>
        </draw:line>
        <draw:line draw:style-name="gr2" draw:text-style-name="P1" draw:layer="layout" svg:x1="5cm" svg:y1="5.3cm" svg:x2="21.6cm" svg:y2="5.3cm">
          <text:p/>
        </draw:line>
        <draw:custom-shape draw:style-name="gr4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3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3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3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3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3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3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3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3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3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3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3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3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3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3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3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3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3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3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3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3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3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3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3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3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" draw:text-style-name="P1" draw:layer="layout" svg:width="16.6cm" svg:height="14.4cm" svg:x="5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3.4cm" svg:x2="7.2cm" svg:y2="17.8cm">
          <text:p/>
        </draw:line>
        <draw:line draw:style-name="gr2" draw:text-style-name="P1" draw:layer="layout" svg:x1="9.5cm" svg:y1="3.4cm" svg:x2="9.5cm" svg:y2="17.8cm">
          <text:p/>
        </draw:line>
        <draw:line draw:style-name="gr2" draw:text-style-name="P1" draw:layer="layout" svg:x1="11.9cm" svg:y1="3.4cm" svg:x2="11.9cm" svg:y2="17.8cm">
          <text:p/>
        </draw:line>
        <draw:line draw:style-name="gr2" draw:text-style-name="P1" draw:layer="layout" svg:x1="14.3cm" svg:y1="3.4cm" svg:x2="14.3cm" svg:y2="17.8cm">
          <text:p/>
        </draw:line>
        <draw:line draw:style-name="gr2" draw:text-style-name="P1" draw:layer="layout" svg:x1="16.8cm" svg:y1="3.4cm" svg:x2="16.8cm" svg:y2="17.8cm">
          <text:p/>
        </draw:line>
        <draw:line draw:style-name="gr2" draw:text-style-name="P1" draw:layer="layout" svg:x1="19.4cm" svg:y1="3.4cm" svg:x2="19.4cm" svg:y2="17.8cm">
          <text:p/>
        </draw:line>
        <draw:line draw:style-name="gr2" draw:text-style-name="P1" draw:layer="layout" svg:x1="5cm" svg:y1="15.8cm" svg:x2="21.6cm" svg:y2="15.8cm">
          <text:p/>
        </draw:line>
        <draw:line draw:style-name="gr2" draw:text-style-name="P1" draw:layer="layout" svg:x1="5cm" svg:y1="13.7cm" svg:x2="21.6cm" svg:y2="13.7cm">
          <text:p/>
        </draw:line>
        <draw:line draw:style-name="gr2" draw:text-style-name="P1" draw:layer="layout" svg:x1="5cm" svg:y1="11.6cm" svg:x2="21.6cm" svg:y2="11.6cm">
          <text:p/>
        </draw:line>
        <draw:line draw:style-name="gr2" draw:text-style-name="P1" draw:layer="layout" svg:x1="5cm" svg:y1="9.4cm" svg:x2="21.6cm" svg:y2="9.4cm">
          <text:p/>
        </draw:line>
        <draw:line draw:style-name="gr2" draw:text-style-name="P1" draw:layer="layout" svg:x1="5cm" svg:y1="7.4cm" svg:x2="21.6cm" svg:y2="7.4cm">
          <text:p/>
        </draw:line>
        <draw:line draw:style-name="gr2" draw:text-style-name="P1" draw:layer="layout" svg:x1="5cm" svg:y1="5.3cm" svg:x2="21.6cm" svg:y2="5.3cm">
          <text:p/>
        </draw:line>
        <draw:custom-shape draw:style-name="gr4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7.1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" draw:text-style-name="P1" draw:layer="layout" svg:width="16.6cm" svg:height="14.4cm" svg:x="5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3.4cm" svg:x2="7.2cm" svg:y2="17.8cm">
          <text:p/>
        </draw:line>
        <draw:line draw:style-name="gr2" draw:text-style-name="P1" draw:layer="layout" svg:x1="9.5cm" svg:y1="3.4cm" svg:x2="9.5cm" svg:y2="17.8cm">
          <text:p/>
        </draw:line>
        <draw:line draw:style-name="gr2" draw:text-style-name="P1" draw:layer="layout" svg:x1="11.9cm" svg:y1="3.4cm" svg:x2="11.9cm" svg:y2="17.8cm">
          <text:p/>
        </draw:line>
        <draw:line draw:style-name="gr2" draw:text-style-name="P1" draw:layer="layout" svg:x1="14.3cm" svg:y1="3.4cm" svg:x2="14.3cm" svg:y2="17.8cm">
          <text:p/>
        </draw:line>
        <draw:line draw:style-name="gr2" draw:text-style-name="P1" draw:layer="layout" svg:x1="16.8cm" svg:y1="3.4cm" svg:x2="16.8cm" svg:y2="17.8cm">
          <text:p/>
        </draw:line>
        <draw:line draw:style-name="gr2" draw:text-style-name="P1" draw:layer="layout" svg:x1="19.4cm" svg:y1="3.4cm" svg:x2="19.4cm" svg:y2="17.8cm">
          <text:p/>
        </draw:line>
        <draw:line draw:style-name="gr2" draw:text-style-name="P1" draw:layer="layout" svg:x1="5cm" svg:y1="15.8cm" svg:x2="21.6cm" svg:y2="15.8cm">
          <text:p/>
        </draw:line>
        <draw:line draw:style-name="gr2" draw:text-style-name="P1" draw:layer="layout" svg:x1="5cm" svg:y1="13.7cm" svg:x2="21.6cm" svg:y2="13.7cm">
          <text:p/>
        </draw:line>
        <draw:line draw:style-name="gr2" draw:text-style-name="P1" draw:layer="layout" svg:x1="5cm" svg:y1="11.6cm" svg:x2="21.6cm" svg:y2="11.6cm">
          <text:p/>
        </draw:line>
        <draw:line draw:style-name="gr2" draw:text-style-name="P1" draw:layer="layout" svg:x1="5cm" svg:y1="9.4cm" svg:x2="21.6cm" svg:y2="9.4cm">
          <text:p/>
        </draw:line>
        <draw:line draw:style-name="gr2" draw:text-style-name="P1" draw:layer="layout" svg:x1="5cm" svg:y1="7.4cm" svg:x2="21.6cm" svg:y2="7.4cm">
          <text:p/>
        </draw:line>
        <draw:line draw:style-name="gr2" draw:text-style-name="P1" draw:layer="layout" svg:x1="5cm" svg:y1="5.3cm" svg:x2="21.6cm" svg:y2="5.3cm">
          <text:p/>
        </draw:line>
        <draw:custom-shape draw:style-name="gr4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5.901cm" svg:y="17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7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7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7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7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7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2cm" svg:y="13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4cm" svg:y="13.4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4cm" svg:y="13.4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4cm" svg:y="13.4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4cm" svg:y="13.4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4cm" svg:y="13.4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2cm" svg:y="11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4cm" svg:y="11.3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4cm" svg:y="11.3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4cm" svg:y="11.3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4cm" svg:y="11.3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4cm" svg:y="11.3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2cm" svg:y="9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4cm" svg:y="9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4cm" svg:y="9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4cm" svg:y="9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4cm" svg:y="9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4cm" svg:y="9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2cm" svg:y="7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4cm" svg:y="7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4cm" svg:y="7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4cm" svg:y="7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4cm" svg:y="7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4cm" svg:y="7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804cm" svg:y="15.5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706cm" svg:y="15.5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206cm" svg:y="15.5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7cm" svg:y="15.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807cm" svg:y="15.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7cm" svg:y="15.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007cm" svg:y="15.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804cm" svg:y="5.0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706cm" svg:y="5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206cm" svg:y="5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7cm" svg:y="5.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807cm" svg:y="5.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7cm" svg:y="5.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007cm" svg:y="5.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6.6cm" svg:height="14.4cm" svg:x="5cm" svg:y="3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2cm" svg:y1="3.4cm" svg:x2="7.2cm" svg:y2="17.8cm">
            <text:p/>
          </draw:line>
          <draw:line draw:style-name="gr2" draw:text-style-name="P1" draw:layer="layout" svg:x1="9.5cm" svg:y1="3.4cm" svg:x2="9.5cm" svg:y2="17.8cm">
            <text:p/>
          </draw:line>
          <draw:line draw:style-name="gr2" draw:text-style-name="P1" draw:layer="layout" svg:x1="11.9cm" svg:y1="3.4cm" svg:x2="11.9cm" svg:y2="17.8cm">
            <text:p/>
          </draw:line>
          <draw:line draw:style-name="gr2" draw:text-style-name="P1" draw:layer="layout" svg:x1="14.3cm" svg:y1="3.4cm" svg:x2="14.3cm" svg:y2="17.8cm">
            <text:p/>
          </draw:line>
          <draw:line draw:style-name="gr2" draw:text-style-name="P1" draw:layer="layout" svg:x1="16.8cm" svg:y1="3.4cm" svg:x2="16.8cm" svg:y2="17.8cm">
            <text:p/>
          </draw:line>
          <draw:line draw:style-name="gr2" draw:text-style-name="P1" draw:layer="layout" svg:x1="19.4cm" svg:y1="3.4cm" svg:x2="19.4cm" svg:y2="17.8cm">
            <text:p/>
          </draw:line>
          <draw:line draw:style-name="gr2" draw:text-style-name="P1" draw:layer="layout" svg:x1="5cm" svg:y1="15.8cm" svg:x2="21.6cm" svg:y2="15.8cm">
            <text:p/>
          </draw:line>
          <draw:line draw:style-name="gr2" draw:text-style-name="P1" draw:layer="layout" svg:x1="5cm" svg:y1="13.7cm" svg:x2="21.6cm" svg:y2="13.7cm">
            <text:p/>
          </draw:line>
          <draw:line draw:style-name="gr2" draw:text-style-name="P1" draw:layer="layout" svg:x1="5cm" svg:y1="11.6cm" svg:x2="21.6cm" svg:y2="11.6cm">
            <text:p/>
          </draw:line>
          <draw:line draw:style-name="gr2" draw:text-style-name="P1" draw:layer="layout" svg:x1="5cm" svg:y1="9.4cm" svg:x2="21.6cm" svg:y2="9.4cm">
            <text:p/>
          </draw:line>
          <draw:line draw:style-name="gr2" draw:text-style-name="P1" draw:layer="layout" svg:x1="5cm" svg:y1="7.4cm" svg:x2="21.6cm" svg:y2="7.4cm">
            <text:p/>
          </draw:line>
          <draw:line draw:style-name="gr2" draw:text-style-name="P1" draw:layer="layout" svg:x1="5cm" svg:y1="5.3cm" svg:x2="21.6cm" svg:y2="5.3cm">
            <text:p/>
          </draw:line>
        </draw:g>
        <draw:custom-shape draw:style-name="gr16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4.9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4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5.9cm" svg:y="1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1cm" svg:y="17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3.4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3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1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1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9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9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7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7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2.8cm" svg:height="0.729cm" svg:x="4.1cm" svg:y="16cm">
          <draw:text-box>
            <text:p text:style-name="P3"><text:span text:style-name="T2">u(0,0)</text:span></text:p>
          </draw:text-box>
        </draw:frame>
        <draw:frame draw:style-name="gr14" draw:text-style-name="P3" draw:layer="layout" svg:width="2.8cm" svg:height="0.729cm" svg:x="5.5cm" svg:y="17.801cm">
          <draw:text-box>
            <text:p text:style-name="P3"><text:span text:style-name="T2">v(0,0)</text:span></text:p>
          </draw:text-box>
        </draw:frame>
        <draw:frame draw:style-name="gr14" draw:text-style-name="P3" draw:layer="layout" svg:width="2.8cm" svg:height="0.729cm" svg:x="5.3cm" svg:y="16.702cm">
          <draw:text-box>
            <text:p text:style-name="P3"><text:span text:style-name="T2">p(0,0)</text:span></text:p>
          </draw:text-box>
        </draw:frame>
        <draw:frame draw:style-name="gr14" draw:text-style-name="P3" draw:layer="layout" svg:width="2.8cm" svg:height="0.729cm" svg:x="17.2cm" svg:y="6.302cm">
          <draw:text-box>
            <text:p text:style-name="P3"><text:span text:style-name="T2">p(N,N)</text:span></text:p>
          </draw:text-box>
        </draw:frame>
        <draw:frame draw:style-name="gr14" draw:text-style-name="P3" draw:layer="layout" svg:width="2.8cm" svg:height="0.729cm" svg:x="15.9cm" svg:y="5.603cm">
          <draw:text-box>
            <text:p text:style-name="P3"><text:span text:style-name="T2">u(N,N)</text:span></text:p>
          </draw:text-box>
        </draw:frame>
        <draw:frame draw:style-name="gr14" draw:text-style-name="P3" draw:layer="layout" svg:width="2.8cm" svg:height="0.729cm" svg:x="17.2cm" svg:y="7.403cm">
          <draw:text-box>
            <text:p text:style-name="P3"><text:span text:style-name="T2">v(N,N)</text:span></text:p>
          </draw:text-box>
        </draw:frame>
        <draw:frame draw:style-name="gr14" draw:text-style-name="P3" draw:layer="layout" svg:width="2.8cm" svg:height="0.729cm" svg:x="19.5cm" svg:y="4.303cm">
          <draw:text-box>
            <text:p text:style-name="P3"><text:span text:style-name="T2">p(N+1,N+1)</text:span></text:p>
          </draw:text-box>
        </draw:frame>
        <draw:frame draw:style-name="gr14" draw:text-style-name="P3" draw:layer="layout" svg:width="2.8cm" svg:height="0.729cm" svg:x="19.5cm" svg:y="5.304cm">
          <draw:text-box>
            <text:p text:style-name="P3"><text:span text:style-name="T2">v(N+1,N+1)</text:span></text:p>
          </draw:text-box>
        </draw:frame>
        <draw:frame draw:style-name="gr14" draw:text-style-name="P3" draw:layer="layout" svg:width="2.8cm" svg:height="0.729cm" svg:x="18.4cm" svg:y="3.604cm">
          <draw:text-box>
            <text:p text:style-name="P3"><text:span text:style-name="T2">u(N+1,N+1)</text:span></text:p>
          </draw:text-box>
        </draw:frame>
        <draw:frame draw:style-name="gr14" draw:text-style-name="P3" draw:layer="layout" svg:width="2.8cm" svg:height="0.729cm" svg:x="12.2cm" svg:y="10.503cm">
          <draw:text-box>
            <text:p text:style-name="P3"><text:span text:style-name="T2">p(r,c)</text:span></text:p>
          </draw:text-box>
        </draw:frame>
        <draw:frame draw:style-name="gr14" draw:text-style-name="P3" draw:layer="layout" svg:width="2.8cm" svg:height="0.729cm" svg:x="12.2cm" svg:y="11.604cm">
          <draw:text-box>
            <text:p text:style-name="P3"><text:span text:style-name="T2">v(r,c)</text:span></text:p>
          </draw:text-box>
        </draw:frame>
        <draw:frame draw:style-name="gr14" draw:text-style-name="P3" draw:layer="layout" svg:width="2.8cm" svg:height="0.729cm" svg:x="13.8cm" svg:y="9.604cm">
          <draw:text-box>
            <text:p text:style-name="P3"><text:span text:style-name="T2">u(r,c+1)</text:span></text:p>
          </draw:text-box>
        </draw:frame>
        <draw:frame draw:style-name="gr14" draw:text-style-name="P3" draw:layer="layout" svg:width="2.8cm" svg:height="0.729cm" svg:x="11.1cm" svg:y="9.604cm">
          <draw:text-box>
            <text:p text:style-name="P3"><text:span text:style-name="T2">u(r,c)</text:span></text:p>
          </draw:text-box>
        </draw:frame>
        <draw:frame draw:style-name="gr14" draw:text-style-name="P3" draw:layer="layout" svg:width="2.8cm" svg:height="0.729cm" svg:x="12.2cm" svg:y="9.405cm">
          <draw:text-box>
            <text:p text:style-name="P3"><text:span text:style-name="T2">v(r+1,c)</text:span></text:p>
          </draw:text-box>
        </draw:frame>
        <draw:custom-shape draw:style-name="gr12" draw:text-style-name="P1" draw:layer="layout" svg:width="0.4cm" svg:height="0.4cm" svg:x="5.803cm" svg:y="15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705cm" svg:y="15.5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205cm" svg:y="15.5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6cm" svg:y="15.5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806cm" svg:y="15.5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6cm" svg:y="15.5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006cm" svg:y="15.5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803cm" svg:y="5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705cm" svg:y="5.0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205cm" svg:y="5.0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8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0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4cm" svg:height="0.4cm" svg:x="7.1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6.6cm" svg:height="14.4cm" svg:x="5cm" svg:y="3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2cm" svg:y1="3.4cm" svg:x2="7.2cm" svg:y2="17.8cm">
            <text:p/>
          </draw:line>
          <draw:line draw:style-name="gr2" draw:text-style-name="P1" draw:layer="layout" svg:x1="9.5cm" svg:y1="3.4cm" svg:x2="9.5cm" svg:y2="17.8cm">
            <text:p/>
          </draw:line>
          <draw:line draw:style-name="gr2" draw:text-style-name="P1" draw:layer="layout" svg:x1="11.9cm" svg:y1="3.4cm" svg:x2="11.9cm" svg:y2="17.8cm">
            <text:p/>
          </draw:line>
          <draw:line draw:style-name="gr2" draw:text-style-name="P1" draw:layer="layout" svg:x1="14.3cm" svg:y1="3.4cm" svg:x2="14.3cm" svg:y2="17.8cm">
            <text:p/>
          </draw:line>
          <draw:line draw:style-name="gr2" draw:text-style-name="P1" draw:layer="layout" svg:x1="16.8cm" svg:y1="3.4cm" svg:x2="16.8cm" svg:y2="17.8cm">
            <text:p/>
          </draw:line>
          <draw:line draw:style-name="gr2" draw:text-style-name="P1" draw:layer="layout" svg:x1="19.4cm" svg:y1="3.4cm" svg:x2="19.4cm" svg:y2="17.8cm">
            <text:p/>
          </draw:line>
          <draw:line draw:style-name="gr2" draw:text-style-name="P1" draw:layer="layout" svg:x1="5cm" svg:y1="15.8cm" svg:x2="21.6cm" svg:y2="15.8cm">
            <text:p/>
          </draw:line>
          <draw:line draw:style-name="gr2" draw:text-style-name="P1" draw:layer="layout" svg:x1="5cm" svg:y1="13.7cm" svg:x2="21.6cm" svg:y2="13.7cm">
            <text:p/>
          </draw:line>
          <draw:line draw:style-name="gr2" draw:text-style-name="P1" draw:layer="layout" svg:x1="5cm" svg:y1="11.6cm" svg:x2="21.6cm" svg:y2="11.6cm">
            <text:p/>
          </draw:line>
          <draw:line draw:style-name="gr2" draw:text-style-name="P1" draw:layer="layout" svg:x1="5cm" svg:y1="9.4cm" svg:x2="21.6cm" svg:y2="9.4cm">
            <text:p/>
          </draw:line>
          <draw:line draw:style-name="gr2" draw:text-style-name="P1" draw:layer="layout" svg:x1="5cm" svg:y1="7.4cm" svg:x2="21.6cm" svg:y2="7.4cm">
            <text:p/>
          </draw:line>
          <draw:line draw:style-name="gr2" draw:text-style-name="P1" draw:layer="layout" svg:x1="5cm" svg:y1="5.3cm" svg:x2="21.6cm" svg:y2="5.3cm">
            <text:p/>
          </draw:line>
        </draw:g>
        <draw:custom-shape draw:style-name="gr16" draw:text-style-name="P1" draw:layer="layout" svg:width="9.7cm" svg:height="10.5cm" svg:x="8.202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4.9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4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5.9cm" svg:y="1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1cm" svg:y="17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3.4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3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1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1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9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9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7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7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2.8cm" svg:height="0.729cm" svg:x="4.1cm" svg:y="16cm">
          <draw:text-box>
            <text:p text:style-name="P3"><text:span text:style-name="T2">u(0,0)</text:span></text:p>
          </draw:text-box>
        </draw:frame>
        <draw:frame draw:style-name="gr14" draw:text-style-name="P3" draw:layer="layout" svg:width="2.8cm" svg:height="0.729cm" svg:x="5.5cm" svg:y="17.801cm">
          <draw:text-box>
            <text:p text:style-name="P3"><text:span text:style-name="T2">v(0,0)</text:span></text:p>
          </draw:text-box>
        </draw:frame>
        <draw:frame draw:style-name="gr14" draw:text-style-name="P3" draw:layer="layout" svg:width="2.8cm" svg:height="0.729cm" svg:x="5.3cm" svg:y="16.702cm">
          <draw:text-box>
            <text:p text:style-name="P3"><text:span text:style-name="T2">p(0,0)</text:span></text:p>
          </draw:text-box>
        </draw:frame>
        <draw:frame draw:style-name="gr14" draw:text-style-name="P3" draw:layer="layout" svg:width="2.8cm" svg:height="0.729cm" svg:x="17.2cm" svg:y="6.302cm">
          <draw:text-box>
            <text:p text:style-name="P3"><text:span text:style-name="T2">p(N,N)</text:span></text:p>
          </draw:text-box>
        </draw:frame>
        <draw:frame draw:style-name="gr14" draw:text-style-name="P3" draw:layer="layout" svg:width="2.8cm" svg:height="0.729cm" svg:x="15.9cm" svg:y="5.603cm">
          <draw:text-box>
            <text:p text:style-name="P3"><text:span text:style-name="T2">u(N,N)</text:span></text:p>
          </draw:text-box>
        </draw:frame>
        <draw:frame draw:style-name="gr14" draw:text-style-name="P3" draw:layer="layout" svg:width="2.8cm" svg:height="0.729cm" svg:x="17.2cm" svg:y="7.403cm">
          <draw:text-box>
            <text:p text:style-name="P3"><text:span text:style-name="T2">v(N,N)</text:span></text:p>
          </draw:text-box>
        </draw:frame>
        <draw:frame draw:style-name="gr14" draw:text-style-name="P3" draw:layer="layout" svg:width="2.8cm" svg:height="0.729cm" svg:x="19.5cm" svg:y="4.303cm">
          <draw:text-box>
            <text:p text:style-name="P3"><text:span text:style-name="T2">p(N+1,N+1)</text:span></text:p>
          </draw:text-box>
        </draw:frame>
        <draw:frame draw:style-name="gr14" draw:text-style-name="P3" draw:layer="layout" svg:width="2.8cm" svg:height="0.729cm" svg:x="19.5cm" svg:y="5.304cm">
          <draw:text-box>
            <text:p text:style-name="P3"><text:span text:style-name="T2">v(N+1,N+1)</text:span></text:p>
          </draw:text-box>
        </draw:frame>
        <draw:frame draw:style-name="gr14" draw:text-style-name="P3" draw:layer="layout" svg:width="2.8cm" svg:height="0.729cm" svg:x="18.4cm" svg:y="3.604cm">
          <draw:text-box>
            <text:p text:style-name="P3"><text:span text:style-name="T2">u(N+1,N+1)</text:span></text:p>
          </draw:text-box>
        </draw:frame>
        <draw:frame draw:style-name="gr14" draw:text-style-name="P3" draw:layer="layout" svg:width="2.8cm" svg:height="0.729cm" svg:x="9.9cm" svg:y="10.503cm">
          <draw:text-box>
            <text:p text:style-name="P3"><text:span text:style-name="T2">p(r,c-1)</text:span></text:p>
          </draw:text-box>
        </draw:frame>
        <draw:frame draw:style-name="gr14" draw:text-style-name="P3" draw:layer="layout" svg:width="2.8cm" svg:height="0.729cm" svg:x="12.2cm" svg:y="11.604cm">
          <draw:text-box>
            <text:p text:style-name="P3"><text:span text:style-name="T2">v(r,c)</text:span></text:p>
          </draw:text-box>
        </draw:frame>
        <draw:frame draw:style-name="gr14" draw:text-style-name="P3" draw:layer="layout" svg:width="2.8cm" svg:height="0.729cm" svg:x="13.8cm" svg:y="9.604cm">
          <draw:text-box>
            <text:p text:style-name="P3"><text:span text:style-name="T2">u(r,c+1)</text:span></text:p>
          </draw:text-box>
        </draw:frame>
        <draw:frame draw:style-name="gr14" draw:text-style-name="P3" draw:layer="layout" svg:width="2.8cm" svg:height="0.729cm" svg:x="11.1cm" svg:y="9.604cm">
          <draw:text-box>
            <text:p text:style-name="P3"><text:span text:style-name="T2">u(r,c)</text:span></text:p>
          </draw:text-box>
        </draw:frame>
        <draw:frame draw:style-name="gr14" draw:text-style-name="P3" draw:layer="layout" svg:width="2.8cm" svg:height="0.729cm" svg:x="12.2cm" svg:y="9.405cm">
          <draw:text-box>
            <text:p text:style-name="P3"><text:span text:style-name="T2">v(r+1,c)</text:span></text:p>
          </draw:text-box>
        </draw:frame>
        <draw:line draw:style-name="gr19" draw:text-style-name="P1" draw:layer="layout" svg:x1="10.7cm" svg:y1="5.4cm" svg:x2="10.7cm" svg:y2="15.7cm">
          <text:p/>
        </draw:line>
        <draw:line draw:style-name="gr19" draw:text-style-name="P1" draw:layer="layout" svg:x1="13cm" svg:y1="5.4cm" svg:x2="13cm" svg:y2="15.7cm">
          <text:p/>
        </draw:line>
        <draw:line draw:style-name="gr19" draw:text-style-name="P1" draw:layer="layout" svg:x1="15.5cm" svg:y1="5.4cm" svg:x2="15.5cm" svg:y2="15.7cm">
          <text:p/>
        </draw:line>
        <draw:line draw:style-name="gr19" draw:text-style-name="P1" draw:layer="layout" svg:x1="8.202cm" svg:y1="13.7cm" svg:x2="17.902cm" svg:y2="13.7cm">
          <text:p/>
        </draw:line>
        <draw:line draw:style-name="gr19" draw:text-style-name="P1" draw:layer="layout" svg:x1="8.202cm" svg:y1="11.6cm" svg:x2="17.902cm" svg:y2="11.6cm">
          <text:p/>
        </draw:line>
        <draw:line draw:style-name="gr19" draw:text-style-name="P1" draw:layer="layout" svg:x1="8.202cm" svg:y1="9.4cm" svg:x2="17.902cm" svg:y2="9.4cm">
          <text:p/>
        </draw:line>
        <draw:line draw:style-name="gr19" draw:text-style-name="P1" draw:layer="layout" svg:x1="8.202cm" svg:y1="7.4cm" svg:x2="17.902cm" svg:y2="7.4cm">
          <text:p/>
        </draw:line>
        <draw:frame draw:style-name="gr14" draw:text-style-name="P3" draw:layer="layout" svg:width="2.8cm" svg:height="0.729cm" svg:x="8.7cm" svg:y="9.705cm">
          <draw:text-box>
            <text:p text:style-name="P3"><text:span text:style-name="T2">u(r,c-1)</text:span></text:p>
          </draw:text-box>
        </draw:frame>
        <draw:frame draw:style-name="gr14" draw:text-style-name="P3" draw:layer="layout" svg:width="2.8cm" svg:height="0.729cm" svg:x="10.9cm" svg:y="11.906cm">
          <draw:text-box>
            <text:p text:style-name="P3"><text:span text:style-name="T2">u(r-1,c)</text:span></text:p>
          </draw:text-box>
        </draw:frame>
        <draw:frame draw:style-name="gr14" draw:text-style-name="P3" draw:layer="layout" svg:width="2.8cm" svg:height="0.729cm" svg:x="10.9cm" svg:y="7.506cm">
          <draw:text-box>
            <text:p text:style-name="P3"><text:span text:style-name="T2">u(r+1,c)</text:span></text:p>
          </draw:text-box>
        </draw:frame>
        <draw:frame draw:style-name="gr14" draw:text-style-name="P3" draw:layer="layout" svg:width="2.8cm" svg:height="0.729cm" svg:x="12.2cm" svg:y="10.504cm">
          <draw:text-box>
            <text:p text:style-name="P3"><text:span text:style-name="T2">p(r,c)</text:span></text:p>
          </draw:text-box>
        </draw:frame>
        <draw:custom-shape draw:style-name="gr12" draw:text-style-name="P1" draw:layer="layout" svg:width="0.4cm" svg:height="0.4cm" svg:x="5.802cm" svg:y="15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704cm" svg:y="15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204cm" svg:y="15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5cm" svg:y="15.5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805cm" svg:y="15.5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5cm" svg:y="15.5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005cm" svg:y="15.5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4cm" svg:height="0.4cm" svg:x="7.1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5.803cm" svg:y="5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705cm" svg:y="5.0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205cm" svg:y="5.0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8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006cm" svg:y="5.0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5" draw:text-style-name="P1" draw:layer="layout" svg:width="12.2cm" svg:height="10.5cm" svg:x="7.2cm" svg:y="5.3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6.6cm" svg:height="14.4cm" svg:x="5cm" svg:y="3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2cm" svg:y1="3.4cm" svg:x2="7.2cm" svg:y2="17.8cm">
            <text:p/>
          </draw:line>
          <draw:line draw:style-name="gr2" draw:text-style-name="P1" draw:layer="layout" svg:x1="9.5cm" svg:y1="3.4cm" svg:x2="9.5cm" svg:y2="17.8cm">
            <text:p/>
          </draw:line>
          <draw:line draw:style-name="gr2" draw:text-style-name="P1" draw:layer="layout" svg:x1="11.9cm" svg:y1="3.4cm" svg:x2="11.9cm" svg:y2="17.8cm">
            <text:p/>
          </draw:line>
          <draw:line draw:style-name="gr2" draw:text-style-name="P1" draw:layer="layout" svg:x1="14.3cm" svg:y1="3.4cm" svg:x2="14.3cm" svg:y2="17.8cm">
            <text:p/>
          </draw:line>
          <draw:line draw:style-name="gr2" draw:text-style-name="P1" draw:layer="layout" svg:x1="16.8cm" svg:y1="3.4cm" svg:x2="16.8cm" svg:y2="17.8cm">
            <text:p/>
          </draw:line>
          <draw:line draw:style-name="gr2" draw:text-style-name="P1" draw:layer="layout" svg:x1="19.4cm" svg:y1="3.4cm" svg:x2="19.4cm" svg:y2="17.8cm">
            <text:p/>
          </draw:line>
          <draw:line draw:style-name="gr2" draw:text-style-name="P1" draw:layer="layout" svg:x1="5cm" svg:y1="15.8cm" svg:x2="21.6cm" svg:y2="15.8cm">
            <text:p/>
          </draw:line>
          <draw:line draw:style-name="gr2" draw:text-style-name="P1" draw:layer="layout" svg:x1="5cm" svg:y1="13.7cm" svg:x2="21.6cm" svg:y2="13.7cm">
            <text:p/>
          </draw:line>
          <draw:line draw:style-name="gr2" draw:text-style-name="P1" draw:layer="layout" svg:x1="5cm" svg:y1="11.6cm" svg:x2="21.6cm" svg:y2="11.6cm">
            <text:p/>
          </draw:line>
          <draw:line draw:style-name="gr2" draw:text-style-name="P1" draw:layer="layout" svg:x1="5cm" svg:y1="9.4cm" svg:x2="21.6cm" svg:y2="9.4cm">
            <text:p/>
          </draw:line>
          <draw:line draw:style-name="gr2" draw:text-style-name="P1" draw:layer="layout" svg:x1="5cm" svg:y1="7.4cm" svg:x2="21.6cm" svg:y2="7.4cm">
            <text:p/>
          </draw:line>
          <draw:line draw:style-name="gr2" draw:text-style-name="P1" draw:layer="layout" svg:x1="5cm" svg:y1="5.3cm" svg:x2="21.6cm" svg:y2="5.3cm">
            <text:p/>
          </draw:line>
        </draw:g>
        <draw:custom-shape draw:style-name="gr16" draw:text-style-name="P1" draw:layer="layout" svg:width="12.2cm" svg:height="8.498cm" svg:x="7.2cm" svg:y="6.3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6cm" svg:height="2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2cm" svg:height="12.4cm" svg:x="5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4cm" svg:height="1.9cm" svg:x="7.2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2cm" svg:height="10.5cm" svg:x="19.4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6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9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9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4.9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7.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9.3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1.7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1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6.7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9.2cm" svg:y="4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5.9cm" svg:y="1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1cm" svg:y="17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2cm" svg:y="17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5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803cm" svg:y="15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5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3.4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3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11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11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11.3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9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9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9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7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8.102cm" svg:y="7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0.5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2.8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5.3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17.8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7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5.901cm" svg:y="5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4cm" svg:x="20.303cm" svg:y="5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2.8cm" svg:height="0.729cm" svg:x="4.1cm" svg:y="16cm">
          <draw:text-box>
            <text:p text:style-name="P3"><text:span text:style-name="T2">u(0,0)</text:span></text:p>
          </draw:text-box>
        </draw:frame>
        <draw:frame draw:style-name="gr14" draw:text-style-name="P3" draw:layer="layout" svg:width="2.8cm" svg:height="0.729cm" svg:x="5.5cm" svg:y="17.801cm">
          <draw:text-box>
            <text:p text:style-name="P3"><text:span text:style-name="T2">v(0,0)</text:span></text:p>
          </draw:text-box>
        </draw:frame>
        <draw:frame draw:style-name="gr14" draw:text-style-name="P3" draw:layer="layout" svg:width="2.8cm" svg:height="0.729cm" svg:x="5.3cm" svg:y="16.702cm">
          <draw:text-box>
            <text:p text:style-name="P3"><text:span text:style-name="T2">p(0,0)</text:span></text:p>
          </draw:text-box>
        </draw:frame>
        <draw:frame draw:style-name="gr14" draw:text-style-name="P3" draw:layer="layout" svg:width="2.8cm" svg:height="0.729cm" svg:x="17.2cm" svg:y="6.302cm">
          <draw:text-box>
            <text:p text:style-name="P3"><text:span text:style-name="T2">p(N,N)</text:span></text:p>
          </draw:text-box>
        </draw:frame>
        <draw:frame draw:style-name="gr14" draw:text-style-name="P3" draw:layer="layout" svg:width="2.8cm" svg:height="0.729cm" svg:x="15.9cm" svg:y="5.603cm">
          <draw:text-box>
            <text:p text:style-name="P3"><text:span text:style-name="T2">u(N,N)</text:span></text:p>
          </draw:text-box>
        </draw:frame>
        <draw:frame draw:style-name="gr14" draw:text-style-name="P3" draw:layer="layout" svg:width="2.8cm" svg:height="0.729cm" svg:x="17.2cm" svg:y="7.403cm">
          <draw:text-box>
            <text:p text:style-name="P3"><text:span text:style-name="T2">v(N,N)</text:span></text:p>
          </draw:text-box>
        </draw:frame>
        <draw:frame draw:style-name="gr14" draw:text-style-name="P3" draw:layer="layout" svg:width="2.8cm" svg:height="0.729cm" svg:x="19.5cm" svg:y="4.303cm">
          <draw:text-box>
            <text:p text:style-name="P3"><text:span text:style-name="T2">p(N+1,N+1)</text:span></text:p>
          </draw:text-box>
        </draw:frame>
        <draw:frame draw:style-name="gr14" draw:text-style-name="P3" draw:layer="layout" svg:width="2.8cm" svg:height="0.729cm" svg:x="19.5cm" svg:y="5.304cm">
          <draw:text-box>
            <text:p text:style-name="P3"><text:span text:style-name="T2">v(N+1,N+1)</text:span></text:p>
          </draw:text-box>
        </draw:frame>
        <draw:frame draw:style-name="gr14" draw:text-style-name="P3" draw:layer="layout" svg:width="2.8cm" svg:height="0.729cm" svg:x="18.4cm" svg:y="3.604cm">
          <draw:text-box>
            <text:p text:style-name="P3"><text:span text:style-name="T2">u(N+1,N+1)</text:span></text:p>
          </draw:text-box>
        </draw:frame>
        <draw:frame draw:style-name="gr14" draw:text-style-name="P3" draw:layer="layout" svg:width="2.8cm" svg:height="0.729cm" svg:x="12.2cm" svg:y="10.503cm">
          <draw:text-box>
            <text:p text:style-name="P3"><text:span text:style-name="T2">p(r,c)</text:span></text:p>
          </draw:text-box>
        </draw:frame>
        <draw:frame draw:style-name="gr14" draw:text-style-name="P3" draw:layer="layout" svg:width="2.8cm" svg:height="0.729cm" svg:x="12.2cm" svg:y="11.604cm">
          <draw:text-box>
            <text:p text:style-name="P3"><text:span text:style-name="T2">v(r,c)</text:span></text:p>
          </draw:text-box>
        </draw:frame>
        <draw:frame draw:style-name="gr14" draw:text-style-name="P3" draw:layer="layout" svg:width="2.8cm" svg:height="0.729cm" svg:x="13.8cm" svg:y="9.604cm">
          <draw:text-box>
            <text:p text:style-name="P3"><text:span text:style-name="T2">u(r,c+1)</text:span></text:p>
          </draw:text-box>
        </draw:frame>
        <draw:frame draw:style-name="gr14" draw:text-style-name="P3" draw:layer="layout" svg:width="2.8cm" svg:height="0.729cm" svg:x="11.1cm" svg:y="9.604cm">
          <draw:text-box>
            <text:p text:style-name="P3"><text:span text:style-name="T2">u(r,c)</text:span></text:p>
          </draw:text-box>
        </draw:frame>
        <draw:frame draw:style-name="gr14" draw:text-style-name="P3" draw:layer="layout" svg:width="2.8cm" svg:height="0.729cm" svg:x="12.2cm" svg:y="9.405cm">
          <draw:text-box>
            <text:p text:style-name="P3"><text:span text:style-name="T2">v(r+1,c)</text:span></text:p>
          </draw:text-box>
        </draw:frame>
        <draw:line draw:style-name="gr19" draw:text-style-name="P1" draw:layer="layout" svg:x1="9.5cm" svg:y1="6.302cm" svg:x2="9.5cm" svg:y2="14.8cm">
          <text:p/>
        </draw:line>
        <draw:line draw:style-name="gr19" draw:text-style-name="P1" draw:layer="layout" svg:x1="11.9cm" svg:y1="6.302cm" svg:x2="11.9cm" svg:y2="14.8cm">
          <text:p/>
        </draw:line>
        <draw:line draw:style-name="gr19" draw:text-style-name="P1" draw:layer="layout" svg:x1="14.3cm" svg:y1="6.302cm" svg:x2="14.3cm" svg:y2="14.8cm">
          <text:p/>
        </draw:line>
        <draw:line draw:style-name="gr19" draw:text-style-name="P1" draw:layer="layout" svg:x1="16.8cm" svg:y1="6.302cm" svg:x2="16.8cm" svg:y2="14.8cm">
          <text:p/>
        </draw:line>
        <draw:line draw:style-name="gr19" draw:text-style-name="P1" draw:layer="layout" svg:x1="7.1cm" svg:y1="12.7cm" svg:x2="19.4cm" svg:y2="12.7cm">
          <text:p/>
        </draw:line>
        <draw:line draw:style-name="gr19" draw:text-style-name="P1" draw:layer="layout" svg:x1="7.1cm" svg:y1="10.5cm" svg:x2="19.4cm" svg:y2="10.5cm">
          <text:p/>
        </draw:line>
        <draw:line draw:style-name="gr19" draw:text-style-name="P1" draw:layer="layout" svg:x1="7.1cm" svg:y1="8.4cm" svg:x2="19.4cm" svg:y2="8.4cm">
          <text:p/>
        </draw:line>
        <draw:custom-shape draw:style-name="gr13" draw:text-style-name="P1" draw:layer="layout" svg:width="0.4cm" svg:height="0.4cm" svg:x="15.404cm" svg:y="15.5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904cm" svg:y="15.5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4cm" svg:y="15.5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104cm" svg:y="15.5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7.804cm" svg:y="5.0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5.305cm" svg:y="5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2.905cm" svg:y="5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10.505cm" svg:y="5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4cm" svg:height="0.4cm" svg:x="8.105cm" svg:y="5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4cm" svg:height="0.4cm" svg:x="7.1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19.2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4:10:09.831340692</meta:creation-date>
    <dc:date>2015-08-03T15:37:27.766173038</dc:date>
    <meta:editing-duration>PT1H22M23S</meta:editing-duration>
    <meta:editing-cycles>7</meta:editing-cycles>
    <meta:generator>LibreOffice/4.2.7.2$Linux_X86_64 LibreOffice_project/420m0$Build-2</meta:generator>
    <meta:document-statistic meta:object-count="848"/>
  </office:meta>
</office:document-meta>
</file>